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くそう！　あの高飛車女め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こまでもあたしの邪魔を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邪魔をしてくるのは、今に始まったことでは
ありません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の異常な魔力・・・解せません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ったいどんな修行をしたんだろうねー？
えへ！　気になっちゃう！　えへへ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ぅﾞぃすてぃさま、ぉからだのぐぁぃゎどぅです
　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激ッ！！　蒼麗の歌姫などとぬかす小娘との
　戦いは、熾烈を極めたと聞く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深い傷を負わせてやりましたが、こちらも
無視できないレベルのダメージを刻まれ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しばらくは戦線を離脱することになりそう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へへ！！　わたしもいっぱい攻撃
されちゃったー！　痛かったな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さか、あそこまでデキるようになってた
なん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、どうしたら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私とブロンシュはしばらく動きが取れませんが、
それは向こうも同じこ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現時点では、最も厄介な敵は熾天少女たち
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わいよねー、熾天少女！　えへへ！！
また追っかけてきたらどうしよっかー？
えへ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困る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前たちが戦えないんじゃ、手の打ちよう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訂ッ！！　カラット様！　吾輩どものことを
　忘れてもらっては困ります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ディープブルー
「そぅだょ！　ゎたしたちもりっぱなせんりょくに
　なるからぁんしんしてぃぃょ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案ッ！！　ここで吾輩に、熾天少女どもを
　叩きのめす、良い策略が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吾輩とディープブルーのタッグで、とある
　作戦を実行したいと考えてい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う、聞かせていただきま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きょろきょろ・・・）</text:p>
          </table:table-cell>
          <table:table-cell table:style-name="ce0" office:value-type="string">
            <text:p>Map018</text:p>
          </table:table-cell>
          <table:table-cell table:style-name="ce0"/>
          <table:table-cell table:style-name="ce0" office:value-type="string">
            <text:p>*glance* *glance*...</text:p>
          </table:table-cell>
          <table:table-cell table:number-columns-repeated="1020"/>
        </table:table-row>
        <table:table-row>
          <table:table-cell table:style-name="ce0" office:value-type="string">
            <text:p>（あれ？　そういえばこの新しいアジト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・・・トイレはどこ？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ねえ、ブロンシュ、ブロンシュ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ー？　どうしたのカラットさま～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え？　トイレ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残念だけどカラットさま、ここにはまだ
トイレ無いんだ～！　え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えっ！？　な、なんで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にせ、山頂の洞窟を改造した急ごしらえの
アジトだからねー！　えへへ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あ早く作って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したいのは山々なのですが、一番の
技術者であるDr.FLASHがやられてしまった
今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水道設備を建造するノウハウが我々には
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当分はあきらめていただくしかないで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あ！？　あきらめる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ってつまり、あたしにそのへんの岩陰で
済ませろってことか！？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です。</text:p>
          </table:table-cell>
          <table:table-cell table:style-name="ce0" office:value-type="string">
            <text:p>Map616</text:p>
          </table:table-cell>
          <table:table-cell table:style-name="ce0"/>
          <table:table-cell table:style-name="ce0" office:value-type="string">
            <text:p>That's correct.</text:p>
          </table:table-cell>
          <table:table-cell table:number-columns-repeated="1020"/>
        </table:table-row>
        <table:table-row>
          <table:table-cell table:style-name="ce0" office:value-type="string">
            <text:p>そうです、じゃないだろ！！　あ、あたしは
ダジェルバージ家の栄誉ある息女カラットだぞ
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たしが、トイレじゃないところで
おしっこするとかありえないよっ！！！
おかしい！　ぜったいおかしい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言われましても、現状、この場にトイレが
無いので致し方ありませ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慢は体によくないよ～？　早くスッキリして
きたほうがいいよー！　えへ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やだやだ！　トイレじゃなきゃおしっこしない
もん！！　淑女のマナーだも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困りました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我慢でき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きるよ！　子供じゃないんだ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は、先に熾天少女打破の策についての
話をまとめ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あと、トイレの問題について講じることと
します。　よい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・・・わ、わかった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へ！　ごめんねカラットさま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、それでは改めて、あなた達のタッグ作戦
とやらを聞かせてもらい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灼天狂鬼
「了ッ！！　作戦の名は“怪奇の館こわいこわい
　大作戦”であるッ！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